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fo:background-color="transparent">
        <style:background-image/>
      </style:paragraph-properties>
      <style:text-properties fo:color="#0000ff" fo:font-weight="bold" officeooo:rsid="002d876d" officeooo:paragraph-rsid="00204e3c" style:font-weight-asian="bold" style:font-weight-complex="bold"/>
    </style:style>
    <style:style style:name="P2" style:family="paragraph" style:parent-style-name="Standard">
      <style:paragraph-properties fo:text-align="justify" style:justify-single-word="false" fo:background-color="transparent">
        <style:background-image/>
      </style:paragraph-properties>
      <style:text-properties officeooo:paragraph-rsid="003dc78b"/>
    </style:style>
    <style:style style:name="P3" style:family="paragraph" style:parent-style-name="Standard">
      <style:paragraph-properties fo:text-align="justify" style:justify-single-word="false" fo:background-color="transparent">
        <style:background-image/>
      </style:paragraph-properties>
      <style:text-properties fo:color="#000000" officeooo:rsid="0033624d" officeooo:paragraph-rsid="003dc78b" fo:background-color="transparent"/>
    </style:style>
    <style:style style:name="P4" style:family="paragraph" style:parent-style-name="Standard">
      <style:paragraph-properties fo:text-align="justify" style:justify-single-word="false" fo:background-color="transparent">
        <style:background-image/>
      </style:paragraph-properties>
      <style:text-properties officeooo:paragraph-rsid="0036553a"/>
    </style:style>
    <style:style style:name="P5" style:family="paragraph" style:parent-style-name="Standard">
      <style:paragraph-properties fo:text-align="justify" style:justify-single-word="false"/>
      <style:text-properties officeooo:paragraph-rsid="002b6e92"/>
    </style:style>
    <style:style style:name="P6" style:family="paragraph" style:parent-style-name="Standard">
      <style:paragraph-properties fo:text-align="justify" style:justify-single-word="false" fo:background-color="transparent">
        <style:background-image/>
      </style:paragraph-properties>
      <style:text-properties officeooo:rsid="00163c47" officeooo:paragraph-rsid="003dc78b"/>
    </style:style>
    <style:style style:name="P7" style:family="paragraph" style:parent-style-name="Standard">
      <style:paragraph-properties fo:text-align="justify" style:justify-single-word="false" fo:background-color="transparent">
        <style:background-image/>
      </style:paragraph-properties>
      <style:text-properties officeooo:rsid="0023e33a" officeooo:paragraph-rsid="002b6e92"/>
    </style:style>
    <style:style style:name="P8" style:family="paragraph" style:parent-style-name="Standard">
      <style:paragraph-properties fo:text-align="justify" style:justify-single-word="false"/>
      <style:text-properties officeooo:rsid="0023e33a" officeooo:paragraph-rsid="002b6e92"/>
    </style:style>
    <style:style style:name="P9" style:family="paragraph" style:parent-style-name="Standard">
      <style:paragraph-properties fo:text-align="justify" style:justify-single-word="false"/>
      <style:text-properties officeooo:rsid="0035f938" officeooo:paragraph-rsid="0035f938"/>
    </style:style>
    <style:style style:name="P10" style:family="paragraph" style:parent-style-name="Standard">
      <style:paragraph-properties fo:text-align="justify" style:justify-single-word="false" fo:background-color="transparent">
        <style:background-image/>
      </style:paragraph-properties>
      <style:text-properties fo:color="#000000" officeooo:rsid="00204e3c" officeooo:paragraph-rsid="0033624d"/>
    </style:style>
    <style:style style:name="P11" style:family="paragraph" style:parent-style-name="Standard">
      <style:paragraph-properties fo:text-align="justify" style:justify-single-word="false" fo:background-color="transparent">
        <style:background-image/>
      </style:paragraph-properties>
      <style:text-properties fo:color="#000000" officeooo:rsid="001d497c" officeooo:paragraph-rsid="003577ce" fo:background-color="transparent"/>
    </style:style>
    <style:style style:name="P12" style:family="paragraph" style:parent-style-name="Standard">
      <style:paragraph-properties fo:text-align="justify" style:justify-single-word="false" fo:background-color="transparent">
        <style:background-image/>
      </style:paragraph-properties>
      <style:text-properties officeooo:rsid="0023e33a" officeooo:paragraph-rsid="00325f9d"/>
    </style:style>
    <style:style style:name="P13" style:family="paragraph" style:parent-style-name="Standard">
      <style:paragraph-properties fo:text-align="justify" style:justify-single-word="false"/>
      <style:text-properties officeooo:rsid="0023e33a" officeooo:paragraph-rsid="0023e33a"/>
    </style:style>
    <style:style style:name="P14" style:family="paragraph" style:parent-style-name="Standard">
      <style:paragraph-properties fo:text-align="center" style:justify-single-word="false" fo:background-color="transparent">
        <style:background-image/>
      </style:paragraph-properties>
      <style:text-properties fo:color="#0000ff" fo:font-weight="normal" officeooo:rsid="002d876d" officeooo:paragraph-rsid="00204e3c" style:font-weight-asian="normal" style:font-weight-complex="normal"/>
    </style:style>
    <style:style style:name="P15" style:family="paragraph" style:parent-style-name="Standard">
      <style:paragraph-properties fo:text-align="center" style:justify-single-word="false" fo:background-color="transparent">
        <style:background-image/>
      </style:paragraph-properties>
      <style:text-properties fo:color="#0000ff" fo:font-weight="normal" officeooo:rsid="0042915d" officeooo:paragraph-rsid="0042915d" style:font-weight-asian="normal" style:font-weight-complex="normal"/>
    </style:style>
    <style:style style:name="P16" style:family="paragraph" style:parent-style-name="Standard">
      <style:paragraph-properties fo:text-align="center" style:justify-single-word="false" fo:background-color="transparent">
        <style:background-image/>
      </style:paragraph-properties>
      <style:text-properties fo:color="#0000ff" fo:font-weight="bold" officeooo:rsid="002d876d" officeooo:paragraph-rsid="00204e3c" style:font-weight-asian="bold" style:font-weight-complex="bold"/>
    </style:style>
    <style:style style:name="P17" style:family="paragraph" style:parent-style-name="Standard">
      <style:paragraph-properties fo:text-align="justify" style:justify-single-word="false" fo:background-color="transparent">
        <style:background-image/>
      </style:paragraph-properties>
      <style:text-properties officeooo:paragraph-rsid="003dc78b"/>
    </style:style>
    <style:style style:name="P18" style:family="paragraph" style:parent-style-name="Standard">
      <style:paragraph-properties fo:text-align="justify" style:justify-single-word="false" fo:background-color="transparent">
        <style:background-image/>
      </style:paragraph-properties>
      <style:text-properties officeooo:paragraph-rsid="0036553a"/>
    </style:style>
    <style:style style:name="P19" style:family="paragraph" style:parent-style-name="Standard">
      <style:paragraph-properties fo:text-align="justify" style:justify-single-word="false" fo:background-color="transparent">
        <style:background-image/>
      </style:paragraph-properties>
      <style:text-properties officeooo:paragraph-rsid="00204e3c"/>
    </style:style>
    <style:style style:name="P20" style:family="paragraph" style:parent-style-name="Standard">
      <style:paragraph-properties fo:text-align="justify" style:justify-single-word="false" fo:background-color="transparent">
        <style:background-image/>
      </style:paragraph-properties>
      <style:text-properties fo:color="#000000" officeooo:rsid="00163c47" officeooo:paragraph-rsid="003dc78b"/>
    </style:style>
    <style:style style:name="P21" style:family="paragraph" style:parent-style-name="Standard">
      <style:text-properties fo:color="#0000ff" officeooo:paragraph-rsid="0017debe" fo:background-color="transparent"/>
    </style:style>
    <style:style style:name="P22" style:family="paragraph" style:parent-style-name="Standard">
      <style:text-properties fo:color="#000000" officeooo:rsid="001d497c" officeooo:paragraph-rsid="0017debe" fo:background-color="transparent"/>
    </style:style>
    <style:style style:name="P23" style:family="paragraph" style:parent-style-name="Standard">
      <style:paragraph-properties fo:text-align="center" style:justify-single-word="false" fo:background-color="transparent">
        <style:background-image/>
      </style:paragraph-properties>
      <style:text-properties fo:color="#000000" fo:font-weight="normal" officeooo:rsid="002d876d" officeooo:paragraph-rsid="00204e3c" style:font-weight-asian="normal" style:font-weight-complex="normal"/>
    </style:style>
    <style:style style:name="P24" style:family="paragraph" style:parent-style-name="Standard">
      <style:paragraph-properties fo:text-align="center" style:justify-single-word="false" fo:background-color="transparent">
        <style:background-image/>
      </style:paragraph-properties>
      <style:text-properties fo:color="#000000" fo:font-weight="normal" officeooo:rsid="0042cfa0" officeooo:paragraph-rsid="0042cfa0" style:font-weight-asian="normal" style:font-weight-complex="normal"/>
    </style:style>
    <style:style style:name="P25" style:family="paragraph" style:parent-style-name="Standard">
      <style:paragraph-properties fo:text-align="justify" style:justify-single-word="false" fo:background-color="transparent">
        <style:background-image/>
      </style:paragraph-properties>
      <style:text-properties fo:color="#000000" officeooo:rsid="0033624d" officeooo:paragraph-rsid="003dc78b" fo:background-color="transparent"/>
    </style:style>
    <style:style style:name="P26" style:family="paragraph" style:parent-style-name="Standard">
      <style:paragraph-properties fo:text-align="justify" style:justify-single-word="false" fo:background-color="transparent">
        <style:background-image/>
      </style:paragraph-properties>
      <style:text-properties fo:color="#000000" officeooo:rsid="001d497c" officeooo:paragraph-rsid="003577ce" fo:background-color="transparent"/>
    </style:style>
    <style:style style:name="P27" style:family="paragraph" style:parent-style-name="Standard">
      <style:paragraph-properties fo:text-align="justify" style:justify-single-word="false" fo:background-color="transparent">
        <style:background-image/>
      </style:paragraph-properties>
      <style:text-properties fo:color="#000000" officeooo:rsid="00204e3c" officeooo:paragraph-rsid="0033624d"/>
    </style:style>
    <style:style style:name="P28" style:family="paragraph" style:parent-style-name="Standard">
      <style:paragraph-properties fo:text-align="justify" style:justify-single-word="false" fo:background-color="transparent">
        <style:background-image/>
      </style:paragraph-properties>
      <style:text-properties officeooo:rsid="00163c47" officeooo:paragraph-rsid="003dc78b"/>
    </style:style>
    <style:style style:name="P29" style:family="paragraph" style:parent-style-name="Standard">
      <style:paragraph-properties fo:text-align="center" style:justify-single-word="false" fo:background-color="transparent">
        <style:background-image/>
      </style:paragraph-properties>
      <style:text-properties fo:color="#0000ff" fo:font-weight="bold" officeooo:rsid="002d876d" officeooo:paragraph-rsid="00204e3c" style:font-weight-asian="bold" style:font-weight-complex="bold"/>
    </style:style>
    <style:style style:name="P30" style:family="paragraph" style:parent-style-name="Standard">
      <style:paragraph-properties fo:text-align="justify" style:justify-single-word="false" fo:background-color="transparent">
        <style:background-image/>
      </style:paragraph-properties>
      <style:text-properties officeooo:paragraph-rsid="003dc78b"/>
    </style:style>
    <style:style style:name="P31" style:family="paragraph" style:parent-style-name="Standard">
      <style:paragraph-properties fo:text-align="justify" style:justify-single-word="false" fo:background-color="transparent">
        <style:background-image/>
      </style:paragraph-properties>
      <style:text-properties officeooo:paragraph-rsid="0036553a"/>
    </style:style>
    <style:style style:name="P32" style:family="paragraph" style:parent-style-name="Standard">
      <style:paragraph-properties fo:text-align="justify" style:justify-single-word="false" fo:background-color="transparent">
        <style:background-image/>
      </style:paragraph-properties>
      <style:text-properties officeooo:rsid="0023e33a" officeooo:paragraph-rsid="002b6e92"/>
    </style:style>
    <style:style style:name="P33" style:family="paragraph" style:parent-style-name="Standard">
      <style:paragraph-properties fo:text-align="justify" style:justify-single-word="false" fo:background-color="transparent">
        <style:background-image/>
      </style:paragraph-properties>
      <style:text-properties officeooo:rsid="0023e33a" officeooo:paragraph-rsid="00325f9d"/>
    </style:style>
    <style:style style:name="P34" style:family="paragraph" style:parent-style-name="Standard">
      <style:paragraph-properties fo:text-align="justify" style:justify-single-word="false"/>
      <style:text-properties officeooo:paragraph-rsid="002b6e92"/>
    </style:style>
    <style:style style:name="P35" style:family="paragraph" style:parent-style-name="Standard">
      <style:paragraph-properties fo:text-align="justify" style:justify-single-word="false"/>
      <style:text-properties officeooo:rsid="0023e33a" officeooo:paragraph-rsid="002b6e92"/>
    </style:style>
    <style:style style:name="P36" style:family="paragraph" style:parent-style-name="Standard">
      <style:paragraph-properties fo:text-align="justify" style:justify-single-word="false"/>
      <style:text-properties officeooo:rsid="0023e33a" officeooo:paragraph-rsid="0023e33a"/>
    </style:style>
    <style:style style:name="P37" style:family="paragraph" style:parent-style-name="Standard">
      <style:paragraph-properties fo:text-align="justify" style:justify-single-word="false"/>
      <style:text-properties officeooo:rsid="0035f938" officeooo:paragraph-rsid="0035f938"/>
    </style:style>
    <style:style style:name="T1" style:family="text">
      <style:text-properties fo:color="#000000" fo:font-weight="normal" style:font-weight-asian="normal" style:font-weight-complex="normal"/>
    </style:style>
    <style:style style:name="T2" style:family="text">
      <style:text-properties fo:color="#000000" fo:font-weight="normal" officeooo:rsid="003088d1" style:font-weight-asian="normal" style:font-weight-complex="normal"/>
    </style:style>
    <style:style style:name="T3" style:family="text">
      <style:text-properties style:use-window-font-color="true" officeooo:rsid="0036553a" fo:background-color="transparent" loext:char-shading-value="0"/>
    </style:style>
    <style:style style:name="T4" style:family="text">
      <style:text-properties style:use-window-font-color="true" officeooo:rsid="003811b4" fo:background-color="transparent" loext:char-shading-value="0"/>
    </style:style>
    <style:style style:name="T5" style:family="text">
      <style:text-properties style:use-window-font-color="true" officeooo:rsid="0036553a"/>
    </style:style>
    <style:style style:name="T6" style:family="text">
      <style:text-properties officeooo:rsid="003510b0"/>
    </style:style>
    <style:style style:name="T7" style:family="text">
      <style:text-properties officeooo:rsid="003872e0"/>
    </style:style>
    <style:style style:name="T8" style:family="text">
      <style:text-properties officeooo:rsid="003577ce"/>
    </style:style>
    <style:style style:name="T9" style:family="text">
      <style:text-properties officeooo:rsid="0036553a"/>
    </style:style>
    <style:style style:name="T10" style:family="text">
      <style:text-properties fo:color="#000000" officeooo:rsid="001d497c" fo:background-color="transparent" loext:char-shading-value="0"/>
    </style:style>
    <style:style style:name="T11" style:family="text">
      <style:text-properties fo:color="#000000" officeooo:rsid="0033624d" fo:background-color="transparent" loext:char-shading-value="0"/>
    </style:style>
    <style:style style:name="T12" style:family="text">
      <style:text-properties fo:color="#000000" officeooo:rsid="00163c47" fo:background-color="transparent" loext:char-shading-value="0"/>
    </style:style>
    <style:style style:name="T13" style:family="text">
      <style:text-properties fo:color="#000000" officeooo:rsid="003577ce" fo:background-color="transparent" loext:char-shading-value="0"/>
    </style:style>
    <style:style style:name="T14" style:family="text">
      <style:text-properties fo:color="#000000" officeooo:rsid="00325f9d" fo:background-color="transparent" loext:char-shading-value="0"/>
    </style:style>
    <style:style style:name="T15" style:family="text">
      <style:text-properties fo:color="#000000" officeooo:rsid="00333af5"/>
    </style:style>
    <style:style style:name="T16" style:family="text">
      <style:text-properties fo:color="#000000" officeooo:rsid="00325f9d"/>
    </style:style>
    <style:style style:name="T17" style:family="text">
      <style:text-properties fo:color="#000000" officeooo:rsid="00163c47"/>
    </style:style>
    <style:style style:name="T18" style:family="text">
      <style:text-properties fo:color="#000000" officeooo:rsid="003dc78b" fo:background-color="transparent" loext:char-shading-value="0"/>
    </style:style>
    <style:style style:name="T19" style:family="text">
      <style:text-properties officeooo:rsid="00163c47"/>
    </style:style>
    <style:style style:name="T20" style:family="text">
      <style:text-properties fo:color="#000000"/>
    </style:style>
    <style:style style:name="T21" style:family="text">
      <style:text-properties fo:color="#000000" officeooo:rsid="003088d1"/>
    </style:style>
    <style:style style:name="T22" style:family="text">
      <style:text-properties fo:color="#000000" officeooo:rsid="001d497c" fo:background-color="transparent" loext:char-shading-value="0"/>
    </style:style>
    <style:style style:name="T23" style:family="text">
      <style:text-properties fo:color="#000000" officeooo:rsid="0033624d" fo:background-color="transparent" loext:char-shading-value="0"/>
    </style:style>
    <style:style style:name="T24" style:family="text">
      <style:text-properties fo:color="#000000" officeooo:rsid="00163c47" fo:background-color="transparent" loext:char-shading-value="0"/>
    </style:style>
    <style:style style:name="T25" style:family="text">
      <style:text-properties fo:color="#000000" officeooo:rsid="003577ce" fo:background-color="transparent" loext:char-shading-value="0"/>
    </style:style>
    <style:style style:name="T26" style:family="text">
      <style:text-properties fo:color="#000000" officeooo:rsid="00325f9d" fo:background-color="transparent" loext:char-shading-value="0"/>
    </style:style>
    <style:style style:name="T27" style:family="text">
      <style:text-properties fo:color="#000000" officeooo:rsid="003dc78b" fo:background-color="transparent" loext:char-shading-value="0"/>
    </style:style>
    <style:style style:name="T28" style:family="text">
      <style:text-properties fo:color="#000000" officeooo:rsid="00333af5"/>
    </style:style>
    <style:style style:name="T29" style:family="text">
      <style:text-properties fo:color="#000000" officeooo:rsid="00325f9d"/>
    </style:style>
    <style:style style:name="T30" style:family="text">
      <style:text-properties fo:color="#000000" officeooo:rsid="00163c47"/>
    </style:style>
    <style:style style:name="T31" style:family="text">
      <style:text-properties fo:color="#000000" fo:font-style="italic" style:text-underline-style="none" officeooo:rsid="00163c47" style:font-style-asian="italic" style:font-style-complex="italic"/>
    </style:style>
    <style:style style:name="T32" style:family="text">
      <style:text-properties fo:color="#000000" officeooo:rsid="002d63e9"/>
    </style:style>
    <style:style style:name="T33" style:family="text">
      <style:text-properties fo:color="#000000" officeooo:rsid="003dc78b"/>
    </style:style>
    <style:style style:name="T34" style:family="text">
      <style:text-properties fo:color="#000000" officeooo:rsid="003ec696"/>
    </style:style>
    <style:style style:name="T35" style:family="text">
      <style:text-properties fo:color="#000000" fo:font-weight="normal" style:font-weight-asian="normal" style:font-weight-complex="normal"/>
    </style:style>
    <style:style style:name="T36" style:family="text">
      <style:text-properties fo:color="#000000" fo:font-weight="normal" officeooo:rsid="003088d1" style:font-weight-asian="normal" style:font-weight-complex="normal"/>
    </style:style>
    <style:style style:name="T37" style:family="text">
      <style:text-properties style:use-window-font-color="true" officeooo:rsid="0036553a" fo:background-color="transparent" loext:char-shading-value="0"/>
    </style:style>
    <style:style style:name="T38" style:family="text">
      <style:text-properties style:use-window-font-color="true" officeooo:rsid="003811b4" fo:background-color="transparent" loext:char-shading-value="0"/>
    </style:style>
    <style:style style:name="T39" style:family="text">
      <style:text-properties style:use-window-font-color="true" officeooo:rsid="003dc78b" fo:background-color="transparent" loext:char-shading-value="0"/>
    </style:style>
    <style:style style:name="T40" style:family="text">
      <style:text-properties style:use-window-font-color="true" officeooo:rsid="0036553a"/>
    </style:style>
    <style:style style:name="T41" style:family="text">
      <style:text-properties officeooo:rsid="003510b0"/>
    </style:style>
    <style:style style:name="T42" style:family="text">
      <style:text-properties officeooo:rsid="003872e0"/>
    </style:style>
    <style:style style:name="T43" style:family="text">
      <style:text-properties officeooo:rsid="003577ce"/>
    </style:style>
    <style:style style:name="T44" style:family="text">
      <style:text-properties officeooo:rsid="0036553a"/>
    </style:style>
    <style:style style:name="T45" style:family="text">
      <style:text-properties officeooo:rsid="00163c47"/>
    </style:style>
    <style:style style:name="T46" style:family="text">
      <style:text-properties style:text-position="super 58%"/>
    </style:style>
    <style:style style:name="T47" style:family="text">
      <style:text-properties style:text-position="0% 100%"/>
    </style:style>
  </office:automatic-styles>
  <office:body>
    <office:text>
      <office:forms form:automatic-focus="false" form:apply-design-mode="false"/>
      <text:tracked-changes>
        <text:changed-region xml:id="ct27410464" text:id="ct27410464">
          <text:insertion>
            <office:change-info>
              <dc:creator>Coto Maria</dc:creator>
              <dc:date>2015-07-17T12:15:00</dc:date>
            </office:change-info>
          </text:insertion>
        </text:changed-region>
        <text:changed-region xml:id="ct32274640" text:id="ct32274640">
          <text:insertion>
            <office:change-info>
              <dc:creator>Coto Maria</dc:creator>
              <dc:date>2015-07-17T12:16:00</dc:date>
            </office:change-info>
          </text:insertion>
        </text:changed-region>
        <text:changed-region xml:id="ct32370128" text:id="ct32370128">
          <text:insertion>
            <office:change-info>
              <dc:creator>Coto Maria</dc:creator>
              <dc:date>2015-07-17T12:17:00</dc:date>
            </office:change-info>
          </text:insertion>
        </text:changed-region>
        <text:changed-region xml:id="ct27314928" text:id="ct27314928">
          <text:insertion>
            <office:change-info>
              <dc:creator>Unknown Author</dc:creator>
              <dc:date>2015-05-18T10:06:00</dc:date>
            </office:change-info>
          </text:insertion>
        </text:changed-region>
        <text:changed-region xml:id="ct31063984" text:id="ct31063984">
          <text:insertion>
            <office:change-info>
              <dc:creator>Coto Maria</dc:creator>
              <dc:date>2015-07-17T12:15:00</dc:date>
            </office:change-info>
          </text:insertion>
        </text:changed-region>
        <text:changed-region xml:id="ct27318896" text:id="ct27318896">
          <text:format-change>
            <office:change-info>
              <dc:creator>Unknown Author</dc:creator>
              <dc:date>2015-05-18T10:06:00</dc:date>
            </office:change-info>
          </text:format-change>
        </text:changed-region>
        <text:changed-region xml:id="ct27319328" text:id="ct27319328">
          <text:deletion>
            <office:change-info>
              <dc:creator>Xavier Rubio Campillo</dc:creator>
              <dc:date>2015-05-15T10:32:00</dc:date>
            </office:change-info>
            <text:p text:style-name="P1"><text:span text:style-name="T1">!</text:span></text:p>
          </text:deletion>
        </text:changed-region>
        <text:changed-region xml:id="ct27320592" text:id="ct27320592">
          <text:insertion>
            <office:change-info>
              <dc:creator>Xavier Rubio Campillo</dc:creator>
              <dc:date>2015-05-15T10:32:00</dc:date>
            </office:change-info>
          </text:insertion>
        </text:changed-region>
        <text:changed-region xml:id="ct27323376" text:id="ct27323376">
          <text:format-change>
            <office:change-info>
              <dc:creator>Unknown Author</dc:creator>
              <dc:date>2015-05-18T10:06:00</dc:date>
            </office:change-info>
          </text:format-change>
        </text:changed-region>
        <text:changed-region xml:id="ct27323648" text:id="ct27323648">
          <text:deletion>
            <office:change-info>
              <dc:creator>Xavier Rubio Campillo</dc:creator>
              <dc:date>2015-05-15T10:32:00</dc:date>
            </office:change-info>
            <text:p text:style-name="P1"><text:span text:style-name="T2">the </text:span></text:p>
          </text:deletion>
        </text:changed-region>
        <text:changed-region xml:id="ct27327392" text:id="ct27327392">
          <text:format-change>
            <office:change-info>
              <dc:creator>Unknown Author</dc:creator>
              <dc:date>2015-05-18T10:06:00</dc:date>
            </office:change-info>
          </text:format-change>
        </text:changed-region>
        <text:changed-region xml:id="ct27327584" text:id="ct27327584">
          <text:insertion>
            <office:change-info>
              <dc:creator>Unknown Author</dc:creator>
              <dc:date>2015-05-18T10:06:00</dc:date>
            </office:change-info>
          </text:insertion>
        </text:changed-region>
        <text:changed-region xml:id="ct27324384" text:id="ct27324384">
          <text:deletion>
            <office:change-info>
              <dc:creator>Xavier Rubio Campillo</dc:creator>
              <dc:date>2015-05-15T10:32:00</dc:date>
            </office:change-info>
            <text:p text:style-name="P2"><text:span text:style-name="T3">sis</text:span></text:p>
          </text:deletion>
        </text:changed-region>
        <text:changed-region xml:id="ct27326736" text:id="ct27326736">
          <text:insertion>
            <office:change-info>
              <dc:creator>Xavier Rubio Campillo</dc:creator>
              <dc:date>2015-05-15T10:32:00</dc:date>
            </office:change-info>
          </text:insertion>
        </text:changed-region>
        <text:changed-region xml:id="ct27317360" text:id="ct27317360">
          <text:insertion>
            <office:change-info>
              <dc:creator>Xavier Rubio Campillo</dc:creator>
              <dc:date>2015-05-15T10:32:00</dc:date>
            </office:change-info>
          </text:insertion>
        </text:changed-region>
        <text:changed-region xml:id="ct27324688" text:id="ct27324688">
          <text:deletion>
            <office:change-info>
              <dc:creator>Xavier Rubio Campillo</dc:creator>
              <dc:date>2015-05-15T10:33:00</dc:date>
            </office:change-info>
            <text:p text:style-name="P2"><text:span text:style-name="T3">the comme</text:span><text:span text:style-name="T4">r</text:span><text:span text:style-name="T3">cial </text:span></text:p>
          </text:deletion>
        </text:changed-region>
        <text:changed-region xml:id="ct27319584" text:id="ct27319584">
          <text:insertion>
            <office:change-info>
              <dc:creator>Xavier Rubio Campillo</dc:creator>
              <dc:date>2015-05-15T10:33:00</dc:date>
            </office:change-info>
          </text:insertion>
        </text:changed-region>
        <text:changed-region xml:id="ct27322768" text:id="ct27322768">
          <text:insertion>
            <office:change-info>
              <dc:creator>Xavier Rubio Campillo</dc:creator>
              <dc:date>2015-05-15T10:35:00</dc:date>
            </office:change-info>
          </text:insertion>
        </text:changed-region>
        <text:changed-region xml:id="ct27321936" text:id="ct27321936">
          <text:insertion>
            <office:change-info>
              <dc:creator>Xavier Rubio Campillo</dc:creator>
              <dc:date>2015-05-15T10:33:00</dc:date>
            </office:change-info>
          </text:insertion>
        </text:changed-region>
        <text:changed-region xml:id="ct27322304" text:id="ct27322304">
          <text:deletion>
            <office:change-info>
              <dc:creator>Xavier Rubio Campillo</dc:creator>
              <dc:date>2015-05-15T10:35:00</dc:date>
            </office:change-info>
            <text:p text:style-name="P3"><text:span text:style-name="T5">by means of statistical methods applied to archaeological data. </text:span><text:span text:style-name="T6">In this context</text:span>, we <text:span text:style-name="T6">evaluate</text:span> the viability to build a hypot<text:span text:style-name="T7">h</text:span>esis about the context of amphoric trade during the Roman Empire. <text:span text:style-name="T8">However, due to the lack of a suitable framework for the analysis of the archaeological data, </text:span>we will focus on the possibility that the Bayesian approach could provide to the study of <text:span text:style-name="T9">the commerce in the</text:span> Roman Age. </text:p>
            <text:p text:style-name="P3"/>
          </text:deletion>
        </text:changed-region>
        <text:changed-region xml:id="ct27326928" text:id="ct27326928">
          <text:insertion>
            <office:change-info>
              <dc:creator>Xavier Rubio Campillo</dc:creator>
              <dc:date>2015-05-15T10:36:00</dc:date>
            </office:change-info>
          </text:insertion>
        </text:changed-region>
        <text:changed-region xml:id="ct27320336" text:id="ct27320336">
          <text:insertion>
            <office:change-info>
              <dc:creator>Xavier Rubio Campillo</dc:creator>
              <dc:date>2015-05-15T10:37:00</dc:date>
            </office:change-info>
          </text:insertion>
        </text:changed-region>
        <text:changed-region xml:id="ct27317072" text:id="ct27317072">
          <text:insertion>
            <office:change-info>
              <dc:creator>Unknown Author</dc:creator>
              <dc:date>2015-05-15T19:58:00</dc:date>
            </office:change-info>
          </text:insertion>
        </text:changed-region>
        <text:changed-region xml:id="ct27323872" text:id="ct27323872">
          <text:insertion>
            <office:change-info>
              <dc:creator>Xavier Rubio Campillo</dc:creator>
              <dc:date>2015-05-15T10:37:00</dc:date>
            </office:change-info>
          </text:insertion>
        </text:changed-region>
        <text:changed-region xml:id="ct27324064" text:id="ct27324064">
          <text:deletion>
            <office:change-info>
              <dc:creator>Xavier Rubio Campillo</dc:creator>
              <dc:date>2015-05-15T10:38:00</dc:date>
            </office:change-info>
            <text:p text:style-name="P4"><text:span text:style-name="T10">In recent years, the Bayesian method has been successfully used in archaeology because it is difficult to quantify the archaeological data due the lack of accurate data in this discipline. </text:span><text:span text:style-name="T11">After studying the most adequate method</text:span><text:span text:style-name="T10">, </text:span><text:span text:style-name="T12">we have explored several possibilities to fit the data to </text:span><text:span text:style-name="T13">this</text:span><text:span text:style-name="T12"> model</text:span><text:span text:style-name="T13">, so </text:span><text:span text:style-name="T10">the data will be analyzed under Bayesian method that it provides a important approach to evaluate the capacity of estimate a hypothesis when uncertainty analyzes are higher,</text:span><text:span text:style-name="T14"> </text:span><text:span text:style-name="T13">as the case of our study. </text:span></text:p>
          </text:deletion>
        </text:changed-region>
        <text:changed-region xml:id="ct27319776" text:id="ct27319776">
          <text:insertion>
            <office:change-info>
              <dc:creator>Xavier Rubio Campillo</dc:creator>
              <dc:date>2015-05-15T10:38:00</dc:date>
            </office:change-info>
          </text:insertion>
        </text:changed-region>
        <text:changed-region xml:id="ct27316688" text:id="ct27316688">
          <text:deletion>
            <office:change-info>
              <dc:creator>Xavier Rubio Campillo</dc:creator>
              <dc:date>2015-05-15T10:38:00</dc:date>
            </office:change-info>
            <text:p text:style-name="P2"><text:span text:style-name="T15">In particular, </text:span></text:p>
          </text:deletion>
        </text:changed-region>
        <text:changed-region xml:id="ct27321232" text:id="ct27321232">
          <text:deletion>
            <office:change-info>
              <dc:creator>Xavier Rubio Campillo</dc:creator>
              <dc:date>2015-05-15T10:39:00</dc:date>
            </office:change-info>
            <text:p text:style-name="P2"><text:span text:style-name="T16">c</text:span></text:p>
          </text:deletion>
        </text:changed-region>
        <text:changed-region xml:id="ct27316384" text:id="ct27316384">
          <text:insertion>
            <office:change-info>
              <dc:creator>Xavier Rubio Campillo</dc:creator>
              <dc:date>2015-05-15T10:39:00</dc:date>
            </office:change-info>
          </text:insertion>
        </text:changed-region>
        <text:changed-region xml:id="ct27326144" text:id="ct27326144">
          <text:deletion>
            <office:change-info>
              <dc:creator>Xavier Rubio Campillo</dc:creator>
              <dc:date>2015-05-15T10:39:00</dc:date>
            </office:change-info>
            <text:p text:style-name="P2"><text:span text:style-name="T16">of </text:span></text:p>
          </text:deletion>
        </text:changed-region>
        <text:changed-region xml:id="ct27331440" text:id="ct27331440">
          <text:insertion>
            <office:change-info>
              <dc:creator>Xavier Rubio Campillo</dc:creator>
              <dc:date>2015-05-15T10:39:00</dc:date>
            </office:change-info>
          </text:insertion>
        </text:changed-region>
        <text:changed-region xml:id="ct27333504" text:id="ct27333504">
          <text:insertion>
            <office:change-info>
              <dc:creator>Xavier Rubio Campillo</dc:creator>
              <dc:date>2015-05-15T10:39:00</dc:date>
            </office:change-info>
          </text:insertion>
        </text:changed-region>
        <text:changed-region xml:id="ct27333696" text:id="ct27333696">
          <text:deletion>
            <office:change-info>
              <dc:creator>Xavier Rubio Campillo</dc:creator>
              <dc:date>2015-05-15T10:39:00</dc:date>
            </office:change-info>
            <text:p text:style-name="P2"><text:span text:style-name="T17"><text:s/></text:span></text:p>
          </text:deletion>
        </text:changed-region>
        <text:changed-region xml:id="ct27334784" text:id="ct27334784">
          <text:insertion>
            <office:change-info>
              <dc:creator>Xavier Rubio Campillo</dc:creator>
              <dc:date>2015-05-15T10:39:00</dc:date>
            </office:change-info>
          </text:insertion>
        </text:changed-region>
        <text:changed-region xml:id="ct27334976" text:id="ct27334976">
          <text:deletion>
            <office:change-info>
              <dc:creator>Xavier Rubio Campillo</dc:creator>
              <dc:date>2015-05-15T10:39:00</dc:date>
            </office:change-info>
            <text:p text:style-name="P2"><text:span text:style-name="T17">in different places of the Roman Empire from the data obtained in the several excavations from </text:span></text:p>
          </text:deletion>
        </text:changed-region>
        <text:changed-region xml:id="ct27339040" text:id="ct27339040">
          <text:insertion>
            <office:change-info>
              <dc:creator>Xavier Rubio Campillo</dc:creator>
              <dc:date>2015-05-15T10:39:00</dc:date>
            </office:change-info>
          </text:insertion>
        </text:changed-region>
        <text:changed-region xml:id="ct27273712" text:id="ct27273712">
          <text:insertion>
            <office:change-info>
              <dc:creator>Xavier Rubio Campillo</dc:creator>
              <dc:date>2015-05-15T10:40:00</dc:date>
            </office:change-info>
          </text:insertion>
        </text:changed-region>
        <text:changed-region xml:id="ct27315584" text:id="ct27315584">
          <text:deletion>
            <office:change-info>
              <dc:creator>Xavier Rubio Campillo</dc:creator>
              <dc:date>2015-05-15T10:40:00</dc:date>
            </office:change-info>
            <text:p text:style-name="P2"><text:span text:style-name="T15">Therefore, it will be necessary to analyze</text:span><text:span text:style-name="T17"> the stamps, that provide information about the name of different producers of amphorae, and the </text:span></text:p>
          </text:deletion>
        </text:changed-region>
        <text:changed-region xml:id="ct27345024" text:id="ct27345024">
          <text:insertion>
            <office:change-info>
              <dc:creator>Xavier Rubio Campillo</dc:creator>
              <dc:date>2015-05-15T10:40:00</dc:date>
            </office:change-info>
          </text:insertion>
        </text:changed-region>
        <text:changed-region xml:id="ct27345216" text:id="ct27345216">
          <text:deletion>
            <office:change-info>
              <dc:creator>Xavier Rubio Campillo</dc:creator>
              <dc:date>2015-05-15T10:40:00</dc:date>
            </office:change-info>
            <text:p text:style-name="P2"><text:span text:style-name="T17">which is an </text:span></text:p>
          </text:deletion>
        </text:changed-region>
        <text:changed-region xml:id="ct27346240" text:id="ct27346240">
          <text:deletion>
            <office:change-info>
              <dc:creator>Xavier Rubio Campillo</dc:creator>
              <dc:date>2015-05-15T10:40:00</dc:date>
            </office:change-info>
            <text:p text:style-name="P2"><text:span text:style-name="T17">know the consular year </text:span></text:p>
          </text:deletion>
        </text:changed-region>
        <text:changed-region xml:id="ct27347440" text:id="ct27347440">
          <text:insertion>
            <office:change-info>
              <dc:creator>Xavier Rubio Campillo</dc:creator>
              <dc:date>2015-05-15T10:40:00</dc:date>
            </office:change-info>
          </text:insertion>
        </text:changed-region>
        <text:changed-region xml:id="ct27347632" text:id="ct27347632">
          <text:deletion>
            <office:change-info>
              <dc:creator>Xavier Rubio Campillo</dc:creator>
              <dc:date>2015-05-15T10:40:00</dc:date>
            </office:change-info>
            <text:p text:style-name="P2"><text:span text:style-name="T17">from different excavations</text:span></text:p>
          </text:deletion>
        </text:changed-region>
        <text:changed-region xml:id="ct27348768" text:id="ct27348768">
          <text:insertion>
            <office:change-info>
              <dc:creator>Xavier Rubio Campillo</dc:creator>
              <dc:date>2015-05-15T10:40:00</dc:date>
            </office:change-info>
          </text:insertion>
        </text:changed-region>
        <text:changed-region xml:id="ct27348384" text:id="ct27348384">
          <text:insertion>
            <office:change-info>
              <dc:creator>Unknown Author</dc:creator>
              <dc:date>2015-05-15T19:47:00</dc:date>
            </office:change-info>
          </text:insertion>
        </text:changed-region>
        <text:changed-region xml:id="ct27344192" text:id="ct27344192">
          <text:insertion>
            <office:change-info>
              <dc:creator>Xavier Rubio Campillo</dc:creator>
              <dc:date>2015-05-15T10:42:00</dc:date>
            </office:change-info>
          </text:insertion>
        </text:changed-region>
        <text:changed-region xml:id="ct27329088" text:id="ct27329088">
          <text:deletion>
            <office:change-info>
              <dc:creator>Xavier Rubio Campillo</dc:creator>
              <dc:date>2015-05-15T10:41:00</dc:date>
            </office:change-info>
            <text:p text:style-name="P2"><text:span text:style-name="T17"><text:s/></text:span></text:p>
          </text:deletion>
        </text:changed-region>
        <text:changed-region xml:id="ct27344640" text:id="ct27344640">
          <text:insertion>
            <office:change-info>
              <dc:creator>Xavier Rubio Campillo</dc:creator>
              <dc:date>2015-05-15T10:42:00</dc:date>
            </office:change-info>
          </text:insertion>
        </text:changed-region>
        <text:changed-region xml:id="ct27278064" text:id="ct27278064">
          <text:insertion>
            <office:change-info>
              <dc:creator>Xavier Rubio Campillo</dc:creator>
              <dc:date>2015-05-15T10:41:00</dc:date>
            </office:change-info>
          </text:insertion>
        </text:changed-region>
        <text:changed-region xml:id="ct27319088" text:id="ct27319088">
          <text:insertion>
            <office:change-info>
              <dc:creator>Xavier Rubio Campillo</dc:creator>
              <dc:date>2015-05-15T10:40:00</dc:date>
            </office:change-info>
          </text:insertion>
        </text:changed-region>
        <text:changed-region xml:id="ct27343856" text:id="ct27343856">
          <text:insertion>
            <office:change-info>
              <dc:creator>Xavier Rubio Campillo</dc:creator>
              <dc:date>2015-05-15T10:42:00</dc:date>
            </office:change-info>
          </text:insertion>
        </text:changed-region>
        <text:changed-region xml:id="ct26305504" text:id="ct26305504">
          <text:insertion>
            <office:change-info>
              <dc:creator>Xavier Rubio Campillo</dc:creator>
              <dc:date>2015-05-15T10:41:00</dc:date>
            </office:change-info>
          </text:insertion>
        </text:changed-region>
        <text:changed-region xml:id="ct26305696" text:id="ct26305696">
          <text:deletion>
            <office:change-info>
              <dc:creator>Xavier Rubio Campillo</dc:creator>
              <dc:date>2015-05-15T10:43:00</dc:date>
            </office:change-info>
            <text:p text:style-name="P2"><text:span text:style-name="T17">From here on, we sort the data to </text:span><text:span text:style-name="T12">define the time periods and the frequency distribution of stamps depending on each excavation. </text:span></text:p>
            <text:p text:style-name="P5"/>
            <text:p text:style-name="P2"><text:span text:style-name="T18"/></text:p>
          </text:deletion>
        </text:changed-region>
        <text:changed-region xml:id="ct26306768" text:id="ct26306768">
          <text:insertion>
            <office:change-info>
              <dc:creator>Xavier Rubio Campillo</dc:creator>
              <dc:date>2015-05-15T10:43:00</dc:date>
            </office:change-info>
          </text:insertion>
        </text:changed-region>
        <text:changed-region xml:id="ct26308032" text:id="ct26308032">
          <text:deletion>
            <office:change-info>
              <dc:creator>Xavier Rubio Campillo</dc:creator>
              <dc:date>2015-05-15T10:44:00</dc:date>
            </office:change-info>
            <text:p text:style-name="P2"><text:span text:style-name="T19">Method</text:span></text:p>
          </text:deletion>
        </text:changed-region>
        <text:changed-region xml:id="ct26309344" text:id="ct26309344">
          <text:insertion>
            <office:change-info>
              <dc:creator>Xavier Rubio Campillo</dc:creator>
              <dc:date>2015-05-15T10:44:00</dc:date>
            </office:change-info>
          </text:insertion>
        </text:changed-region>
        <text:changed-region xml:id="ct26310656" text:id="ct26310656">
          <text:deletion>
            <office:change-info>
              <dc:creator>Xavier Rubio Campillo</dc:creator>
              <dc:date>2015-05-15T10:43:00</dc:date>
            </office:change-info>
            <text:p text:style-name="P2"><text:span text:style-name="T19">including </text:span></text:p>
          </text:deletion>
        </text:changed-region>
        <text:changed-region xml:id="ct26311984" text:id="ct26311984">
          <text:insertion>
            <office:change-info>
              <dc:creator>Xavier Rubio Campillo</dc:creator>
              <dc:date>2015-05-15T10:43:00</dc:date>
            </office:change-info>
          </text:insertion>
        </text:changed-region>
        <text:changed-region xml:id="ct26313168" text:id="ct26313168">
          <text:deletion>
            <office:change-info>
              <dc:creator>Xavier Rubio Campillo</dc:creator>
              <dc:date>2015-05-15T10:43:00</dc:date>
            </office:change-info>
            <text:p text:style-name="P2"><text:span text:style-name="T19">in predictive modelling</text:span></text:p>
          </text:deletion>
        </text:changed-region>
        <text:changed-region xml:id="ct26314592" text:id="ct26314592">
          <text:insertion>
            <office:change-info>
              <dc:creator>Xavier Rubio Campillo</dc:creator>
              <dc:date>2015-05-15T10:43:00</dc:date>
            </office:change-info>
          </text:insertion>
        </text:changed-region>
        <text:changed-region xml:id="ct26315872" text:id="ct26315872">
          <text:insertion>
            <office:change-info>
              <dc:creator>Xavier Rubio Campillo</dc:creator>
              <dc:date>2015-05-15T10:44:00</dc:date>
            </office:change-info>
          </text:insertion>
        </text:changed-region>
        <text:changed-region xml:id="ct26314208" text:id="ct26314208">
          <text:insertion>
            <office:change-info>
              <dc:creator>Xavier Rubio Campillo</dc:creator>
              <dc:date>2015-05-15T10:44:00</dc:date>
            </office:change-info>
          </text:insertion>
        </text:changed-region>
        <text:changed-region xml:id="ct27356928" text:id="ct27356928">
          <text:deletion>
            <office:change-info>
              <dc:creator>Xavier Rubio Campillo</dc:creator>
              <dc:date>2015-05-15T10:44:00</dc:date>
            </office:change-info>
            <text:p text:style-name="P6"><text:s/>In this case, this approach offers several odds due to its flexibility for quantifying the changes in the patterns of dynamics of frequency distribution. </text:p>
            <text:p text:style-name="P7"/>
            <text:p text:style-name="P8"/>
            <text:p text:style-name="P8"/>
            <text:p text:style-name="P8"/>
            <text:p text:style-name="P8"/>
            <text:p text:style-name="P8"/>
            <text:p text:style-name="P8"/>
            <text:p text:style-name="P8"/>
            <text:p text:style-name="P8"/>
            <text:p text:style-name="P8"/>
            <text:p text:style-name="P9"/>
            <text:p text:style-name="P8"/>
            <text:p text:style-name="P10"/>
            <text:p text:style-name="P11"/>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change-start text:change-id="ct27410464"/>The Student Conference on Complexity Science (SCCS)<text:change-end text:change-id="ct27410464"/><text:change-start text:change-id="ct32274640"/></text:p>
      <text:p text:style-name="P24">9<text:span text:style-name="T46">th</text:span>-<text:change-end text:change-id="ct32274640"/><text:change-start text:change-id="ct32370128"/>11<text:span text:style-name="T46">th</text:span> september 2015</text:p>
      <text:p text:style-name="P24">Granada<text:change-end text:change-id="ct32370128"/><text:change-start text:change-id="ct27314928"/></text:p>
      <text:p text:style-name="P1"/>
      <text:p text:style-name="P1"><text:change-end text:change-id="ct27314928"/><text:change-start text:change-id="ct31063984"/></text:p>
      <text:p text:style-name="P1"/>
      <text:p text:style-name="P1"><text:change-end text:change-id="ct31063984"/><text:change-start text:change-id="ct27318896"/><text:span text:style-name="T20">Ceci n'est pas </text:span><text:span text:style-name="T32">de l'</text:span><text:span text:style-name="T20">archéologie</text:span><text:change-end text:change-id="ct27318896"/><text:change text:change-id="ct27319328"/><text:change-start text:change-id="ct27320592"/><text:span text:style-name="T20">?</text:span><text:change-end text:change-id="ct27320592"/><text:change-start text:change-id="ct27323376"/><text:span text:style-name="T20"> </text:span><text:span text:style-name="T21">A Bayesian approach to understand </text:span><text:change-end text:change-id="ct27323376"/><text:change text:change-id="ct27323648"/><text:change-start text:change-id="ct27327392"/><text:span text:style-name="T21">consumption dynamics in </text:span><text:span text:style-name="T16">Ancient </text:span><text:span text:style-name="T21">Rome</text:span><text:change-end text:change-id="ct27327392"/><text:change-start text:change-id="ct27327584"/></text:p>
      <text:p text:style-name="P14"/>
      <text:p text:style-name="P15"><text:span text:style-name="T21">M</text:span><text:span text:style-name="T20">aría Coto Sarmiento, Xavier Rubio-Campillo y José Remesal</text:span><text:change-end text:change-id="ct27327584"/></text:p>
      <text:p text:style-name="P21"/>
      <text:p text:style-name="P22"/>
      <text:p text:style-name="P2"><text:span text:style-name="T3">The aim of this study is to analy</text:span><text:change text:change-id="ct27324384"/><text:change-start text:change-id="ct27326736"/><text:span text:style-name="T39">ze</text:span><text:change-end text:change-id="ct27326736"/><text:span text:style-name="T3"> </text:span><text:change-start text:change-id="ct27317360"/><text:span text:style-name="T39">under what extent consumption dynamics can help us to understand trade </text:span><text:change-end text:change-id="ct27317360"/><text:change text:change-id="ct27324688"/><text:span text:style-name="T3">networks in the Ancient World</text:span><text:change-start text:change-id="ct27319584"/><text:span text:style-name="T3">.</text:span><text:change-end text:change-id="ct27319584"/><text:span text:style-name="T3"> </text:span><text:change-start text:change-id="ct27322768"/><text:span text:style-name="T39">Theoretically the archaeological records preserve distributions of materials culture by which a researcher can detect patterns of change in consumption dynamics. However, one</text:span><text:change-end text:change-id="ct27322768"/><text:change-start text:change-id="ct27321936"/><text:span text:style-name="T39"> of the main issues of archaeological research is the high levels of uncertainty associated to their dataset. This problem is combined with low samples to generate several issues to classical frequentist statistical approaches.</text:span></text:p>
      <text:p text:style-name="P3"><text:change-end text:change-id="ct27321936"/><text:change text:change-id="ct27322304"/></text:p>
      <text:p text:style-name="P4"><text:change-start text:change-id="ct27326928"/><text:span text:style-name="T18">To deal with these challenges the discipline is increasing its use of Bayesian methods because they are better suited to </text:span><text:change-end text:change-id="ct27326928"/><text:change-start text:change-id="ct27320336"/><text:span text:style-name="T18">deal with this type of datasets. At the same time</text:span><text:change-end text:change-id="ct27320336"/><text:change-start text:change-id="ct27317072"/><text:span text:style-name="T18">,</text:span><text:change-end text:change-id="ct27317072"/><text:change-start text:change-id="ct27323872"/><text:span text:style-name="T18"> they allow to perform model selection to compare the plausability of different hypothesis considering the evidence.</text:span><text:change-end text:change-id="ct27323872"/><text:change text:change-id="ct27324064"/></text:p>
      <text:p text:style-name="P19"/>
      <text:p text:style-name="P2"><text:change-start text:change-id="ct27319776"/><text:span text:style-name="T33">This work presents a case study where Bayesian methods have been applied to understand complex dynamics of consumption. In particular, </text:span><text:change-end text:change-id="ct27319776"/><text:change text:change-id="ct27316688"/><text:span text:style-name="T17">we analyze the </text:span><text:span text:style-name="T16">fre</text:span><text:change text:change-id="ct27321232"/><text:change-start text:change-id="ct27316384"/><text:span text:style-name="T33">q</text:span><text:change-end text:change-id="ct27316384"/><text:span text:style-name="T16">uency </text:span><text:change text:change-id="ct27326144"/><text:span text:style-name="T17">distribution of </text:span><text:change-start text:change-id="ct27331440"/><text:span text:style-name="T33">olive oil </text:span><text:change-end text:change-id="ct27331440"/><text:span text:style-name="T16">producers</text:span><text:change-start text:change-id="ct27333504"/><text:span text:style-name="T16"> </text:span><text:change-end text:change-id="ct27333504"/><text:change text:change-id="ct27333696"/><text:change-start text:change-id="ct27334784"/><text:span text:style-name="T33">identified from data found in </text:span><text:change-end text:change-id="ct27334784"/><text:change text:change-id="ct27334976"/><text:span text:style-name="T17">Monte Testaccio, in Rom</text:span><text:span text:style-name="T16">e</text:span><text:span text:style-name="T17">. </text:span><text:change-start text:change-id="ct27339040"/><text:span text:style-name="T33">Two proxies have been used: a) amphor</text:span><text:change-end text:change-id="ct27339040"/><text:change-start text:change-id="ct27273712"/><text:span text:style-name="T33">ae stamps, which indicate the producer's name and b) </text:span><text:change-end text:change-id="ct27273712"/><text:change text:change-id="ct27315584"/><text:span text:style-name="T31">tituli picti</text:span><text:span text:style-name="T17">, </text:span><text:change-start text:change-id="ct27345024"/><text:span text:style-name="T33">an </text:span><text:change-end text:change-id="ct27345024"/><text:change text:change-id="ct27345216"/><text:span text:style-name="T17">inscription that allows us to </text:span><text:change text:change-id="ct27346240"/><text:change-start text:change-id="ct27347440"/><text:span text:style-name="T33">date the archaeological materials</text:span><text:change-end text:change-id="ct27347440"/><text:change text:change-id="ct27347632"/><text:change-start text:change-id="ct27348768"/><text:span text:style-name="T33"> with a yearly precision</text:span><text:change-end text:change-id="ct27348768"/><text:span text:style-name="T17">.</text:span><text:change-start text:change-id="ct27348384"/></text:p>
      <text:p text:style-name="P20"><text:change-end text:change-id="ct27348384"/><text:change-start text:change-id="ct27344192"/></text:p>
      <text:p text:style-name="P2"><text:change-end text:change-id="ct27344192"/><text:change text:change-id="ct27329088"/><text:change-start text:change-id="ct27344640"/><text:span text:style-name="T33">The analysis </text:span><text:change-end text:change-id="ct27344640"/><text:change-start text:change-id="ct27278064"/><text:span text:style-name="T33">explores how d</text:span><text:change-end text:change-id="ct27278064"/><text:change-start text:change-id="ct27319088"/><text:span text:style-name="T33">ifferent hypotheses </text:span><text:change-end text:change-id="ct27319088"/><text:change-start text:change-id="ct27343856"/><text:span text:style-name="T33">on </text:span><text:span text:style-name="T34">t</text:span><text:span text:style-name="T33">he </text:span><text:span text:style-name="T34">structure of the </text:span><text:span text:style-name="T33">existing </text:span><text:change-end text:change-id="ct27343856"/><text:change-start text:change-id="ct26305504"/><text:span text:style-name="T33">trade network can explain the collected evidence. </text:span><text:span text:style-name="T34">Finally, the method has allowed us to compare </text:span><text:span text:style-name="T33">the observed distribution against different theoretical models </text:span><text:span text:style-name="T34">using computer simulation</text:span><text:span text:style-name="T33">.</text:span><text:change-end text:change-id="ct26305504"/><text:change text:change-id="ct26305696"/><text:change-start text:change-id="ct26306768"/><text:span text:style-name="T12"> </text:span><text:change-end text:change-id="ct26306768"/><text:span text:style-name="T19">Ultimately, the results show that the Bayesian </text:span><text:change text:change-id="ct26308032"/><text:change-start text:change-id="ct26309344"/><text:span text:style-name="T19">approach</text:span><text:change-end text:change-id="ct26309344"/><text:span text:style-name="T19"> is capable of </text:span><text:change text:change-id="ct26310656"/><text:change-start text:change-id="ct26311984"/><text:span text:style-name="T19">embracing </text:span><text:change-end text:change-id="ct26311984"/><text:span text:style-name="T19">uncertainty </text:span><text:change text:change-id="ct26313168"/><text:change-start text:change-id="ct26314592"/><text:span text:style-name="T19">and compare even with the low sample</text:span><text:change-end text:change-id="ct26314592"/><text:change-start text:change-id="ct26315872"/><text:span text:style-name="T19">s found in archaeological datasets</text:span><text:change-end text:change-id="ct26315872"/><text:span text:style-name="T19">.</text:span><text:change-start text:change-id="ct26314208"/></text:p>
      <text:p text:style-name="P2"><text:change-end text:change-id="ct26314208"/><text:change text:change-id="ct273569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4T12:45:11</meta:creation-date>
    <dc:date>2015-07-17T12:17:14.575375309</dc:date>
    <meta:editing-duration>PT10H48M35S</meta:editing-duration>
    <meta:editing-cycles>18</meta:editing-cycles>
    <meta:generator>LibreOffice/4.2.8.2$Linux_X86_64 LibreOffice_project/420m0$Build-2</meta:generator>
    <dc:creator>Coto Maria</dc:creator>
    <meta:document-statistic meta:table-count="0" meta:image-count="0" meta:object-count="0" meta:page-count="1" meta:paragraph-count="9" meta:word-count="290" meta:character-count="1944" meta:non-whitespace-character-count="1663"/>
  </office:meta>
</office:document-meta>
</file>